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Liberation Sans1" fo:font-size="11pt" style:text-underline-style="none" fo:font-weight="normal" officeooo:rsid="001e8c90" officeooo:paragraph-rsid="001e8c90" style:font-size-asian="9.60000038146973pt" style:font-weight-asian="normal" style:font-size-complex="11pt" style:font-weight-complex="normal"/>
    </style:style>
    <style:style style:name="P2" style:family="paragraph" style:parent-style-name="Standard">
      <style:paragraph-properties fo:line-height="115%"/>
      <style:text-properties style:font-name="Liberation Sans1" fo:font-size="11pt" style:text-underline-style="none" fo:font-weight="normal" officeooo:rsid="001fe2fc" officeooo:paragraph-rsid="001fe2fc" style:font-size-asian="9.60000038146973pt" style:font-weight-asian="normal" style:font-size-complex="11pt" style:font-weight-complex="normal"/>
    </style:style>
    <style:style style:name="P3" style:family="paragraph" style:parent-style-name="Standard">
      <style:paragraph-properties fo:line-height="115%" fo:text-align="center" style:justify-single-word="false"/>
      <style:text-properties style:font-name="Liberation Sans1" fo:font-size="11pt" fo:font-weight="bold" officeooo:rsid="001d2809" officeooo:paragraph-rsid="001d2809" style:font-size-asian="9.60000038146973pt" style:font-weight-asian="bold" style:font-size-complex="11pt" style:font-weight-complex="bold"/>
    </style:style>
    <style:style style:name="P4"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dac51" officeooo:paragraph-rsid="001dac51" style:font-size-asian="12pt" style:font-weight-asian="bold" style:font-size-complex="12pt" style:font-weight-complex="bold"/>
    </style:style>
    <style:style style:name="P5"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e8c90" officeooo:paragraph-rsid="001e8c90" style:font-size-asian="12pt" style:font-weight-asian="bold" style:font-size-complex="12pt" style:font-weight-complex="bold"/>
    </style:style>
    <style:style style:name="P6" style:family="paragraph" style:parent-style-name="Standard">
      <style:paragraph-properties fo:line-height="115%" fo:text-align="center" style:justify-single-word="false"/>
      <style:text-properties style:font-name="Liberation Sans1" fo:font-size="14pt" fo:font-weight="bold" officeooo:rsid="001d2809" officeooo:paragraph-rsid="001d2809" style:font-size-asian="14pt" style:font-weight-asian="bold" style:font-size-complex="14pt" style:font-weight-complex="bold"/>
    </style:style>
    <style:style style:name="P7" style:family="paragraph" style:parent-style-name="Standard">
      <style:paragraph-properties fo:line-height="115%"/>
      <style:text-properties style:font-name="Liberation Sans1" fo:font-size="11pt" style:text-underline-style="none" fo:font-weight="normal" officeooo:rsid="00207b8e" officeooo:paragraph-rsid="002f1f0d" style:font-size-asian="9.60000038146973pt" style:font-weight-asian="normal" style:font-size-complex="11pt" style:font-weight-complex="normal"/>
    </style:style>
    <style:style style:name="T1" style:family="text">
      <style:text-properties officeooo:rsid="001e8c90"/>
    </style:style>
    <style:style style:name="T2" style:family="text">
      <style:text-properties officeooo:rsid="001f0b1d"/>
    </style:style>
    <style:style style:name="T3" style:family="text">
      <style:text-properties officeooo:rsid="0026c091"/>
    </style:style>
    <style:style style:name="T4" style:family="text">
      <style:text-properties officeooo:rsid="0028081b"/>
    </style:style>
    <style:style style:name="T5" style:family="text">
      <style:text-properties officeooo:rsid="002e18a1"/>
    </style:style>
    <style:style style:name="T6" style:family="text">
      <style:text-properties officeooo:rsid="002f1f0d"/>
    </style:style>
    <style:style style:name="T7" style:family="text">
      <style:text-properties officeooo:rsid="002f2fae"/>
    </style:style>
    <style:style style:name="T8" style:family="text">
      <style:text-properties officeooo:rsid="00309e8f"/>
    </style:style>
    <style:style style:name="T9" style:family="text">
      <style:text-properties officeooo:rsid="003282fe"/>
    </style:style>
    <style:style style:name="T10" style:family="text">
      <style:text-properties officeooo:rsid="0032cfc3"/>
    </style:style>
    <style:style style:name="T11" style:family="text">
      <style:text-properties officeooo:rsid="0032f0ee"/>
    </style:style>
    <style:style style:name="T12" style:family="text">
      <style:text-properties officeooo:rsid="00349a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text:span text:style-name="T1">Brief </text:span>Discussion of Project Constraints</text:p>
      <text:p text:style-name="P3"/>
      <text:p text:style-name="P4">Economic Constraints</text:p>
      <text:p text:style-name="P1"><text:tab/>Since this project is being personally funded, the budget for acquiring equipment and material for this project is rather limited. The current estimate for the project’s budget is no more than <text:span text:style-name="T2">$150. As a result, hobbyist electronics will mainly be used for the project’s hardware. The project’s software will also use free software to help cut costs. Luckily, there are plenty of options available for both hardware and software that are affordable and extensible. </text:span><text:span text:style-name="T4">Since</text:span> this is a personal project, no economic development or benefit will result from this project.</text:p>
      <text:p text:style-name="P1"/>
      <text:p text:style-name="P5">Professional Constraints</text:p>
      <text:p text:style-name="P2"><text:tab/>This project will require that I employ almost everything I have learned in my career thus far. Since this project is rather all encompassing in nature, it will be a great resume builder.</text:p>
      <text:p text:style-name="P1"/>
      <text:p text:style-name="P5">Security Constraints</text:p>
      <text:p text:style-name="P7"><text:tab/>Data being sent through the MQTT topics must be authenticated and encrypted. Authentication will prevent unauthorized actors from publishing data to the topics. This helps ensure that the data pipeline operates as intended.<text:span text:style-name="T3"> Furthermore, e</text:span>ncryption will ensure that <text:span text:style-name="T5">the data being sent will</text:span> remain confidential. <text:span text:style-name="T6">This is especially crucial when sending source code to the clients for an over-the-air (OTA) update, where the source code will contain private keys and certs.</text:span></text:p>
      <text:p text:style-name="P7"><text:span text:style-name="T5"><text:tab/>In addition to using authentication and encryption, JSON Web Token </text:span><text:span text:style-name="T6">(JWT) </text:span><text:span text:style-name="T5">authentication </text:span><text:span text:style-name="T9">must</text:span><text:span text:style-name="T5"> also be used when sending source code </text:span><text:span text:style-name="T7">for an OTA update via </text:span><text:span text:style-name="T5">the Update MQTT Topic. This </text:span><text:span text:style-name="T7">would </text:span><text:span text:style-name="T5">allow each client to verify that the source code </text:span><text:span text:style-name="T6">was sent by the system administrator </text:span><text:span text:style-name="T7">before proceeding</text:span><text:span text:style-name="T6">. Failure to verify the JWT </text:span><text:span text:style-name="T8">would</text:span><text:span text:style-name="T6"> result in the OTA update being ignored. </text:span><text:span text:style-name="T5"><text:s/></text:span></text:p>
      <text:p text:style-name="P7"><text:tab/>Lastly, having a sign-in page for <text:span text:style-name="T10">the web pages being served</text:span> would prevent unauthorized users from <text:span text:style-name="T11">viewing</text:span> <text:span text:style-name="T11">the collected </text:span>data. However, this is a lower priority vulnerability since these web <text:span text:style-name="T12">pages</text:span> can only view data.</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Only_7e_LT_7e_Gliederung_20_1" style:display-name="Title Only~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03:35:24.392982550</meta:creation-date>
    <dc:date>2023-11-26T23:18:47.359000000</dc:date>
    <meta:editing-duration>PT1H5S</meta:editing-duration>
    <meta:editing-cycles>23</meta:editing-cycles>
    <meta:generator>LibreOffice/7.5.5.2$Windows_X86_64 LibreOffice_project/ca8fe7424262805f223b9a2334bc7181abbcbf5e</meta:generator>
    <meta:document-statistic meta:table-count="0" meta:image-count="0" meta:object-count="0" meta:page-count="1" meta:paragraph-count="9" meta:word-count="302" meta:character-count="1912" meta:non-whitespace-character-count="1612"/>
  </office:meta>
</office:document-meta>
</file>